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632cm"/>
    </style:style>
    <style:style style:name="co2" style:family="table-column">
      <style:table-column-properties fo:break-before="auto" style:column-width="2.258cm"/>
    </style:style>
    <style:style style:name="co3" style:family="table-column">
      <style:table-column-properties fo:break-before="auto" style:column-width="5.145cm"/>
    </style:style>
    <style:style style:name="co4" style:family="table-column">
      <style:table-column-properties fo:break-before="auto" style:column-width="8.904cm"/>
    </style:style>
    <style:style style:name="co5" style:family="table-column">
      <style:table-column-properties fo:break-before="auto" style:column-width="3.212cm"/>
    </style:style>
    <style:style style:name="co6" style:family="table-column">
      <style:table-column-properties fo:break-before="auto" style:column-width="9.421cm"/>
    </style:style>
    <style:style style:name="co7" style:family="table-column">
      <style:table-column-properties fo:break-before="auto" style:column-width="7.433cm"/>
    </style:style>
    <style:style style:name="co8" style:family="table-column">
      <style:table-column-properties fo:break-before="auto" style:column-width="6.671cm"/>
    </style:style>
    <style:style style:name="co9" style:family="table-column">
      <style:table-column-properties fo:break-before="auto" style:column-width="8.468cm"/>
    </style:style>
    <style:style style:name="co10" style:family="table-column">
      <style:table-column-properties fo:break-before="auto" style:column-width="9.53cm"/>
    </style:style>
    <style:style style:name="co11" style:family="table-column">
      <style:table-column-properties fo:break-before="auto" style:column-width="28.947cm"/>
    </style:style>
    <style:style style:name="ro1" style:family="table-row">
      <style:table-row-properties style:row-height="0.452cm" fo:break-before="auto" style:use-optimal-row-height="true"/>
    </style:style>
    <style:style style:name="ro2" style:family="table-row">
      <style:table-row-properties style:row-height="3.448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695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2.2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20pt" fo:language="es" fo:country="ES" fo:font-style="normal" fo:text-shadow="none" style:text-underline-style="none" fo:font-weight="bold" style:text-underline-mode="continuous" style:text-overline-mode="continuous" style:text-line-through-mode="continuous" style:font-name-asian="Segoe UI" style:font-size-asian="20pt" style:language-asian="zh" style:country-asian="CN" style:font-style-asian="normal" style:font-weight-asian="normal" style:font-name-complex="Tahoma" style:font-size-complex="2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cccc"/>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ext-properties fo:font-size="15pt" style:font-size-asian="15pt" style:font-size-complex="15pt"/>
    </style:style>
    <style:style style:name="ce6" style:family="table-cell" style:parent-style-name="Default">
      <style:table-cell-properties fo:wrap-option="wrap" style:direction="ltr"/>
      <style:text-properties fo:font-size="15pt" style:font-size-asian="15pt" style:font-size-complex="15pt"/>
    </style:style>
  </office:automatic-styles>
  <office:body>
    <office:spreadsheet>
      <table:calculation-settings table:automatic-find-labels="false" table:use-regular-expressions="false" table:use-wildcards="true"/>
      <table:table table:name="Task General Description" table:style-name="ta1">
        <table:table-column table:style-name="co1" table:default-cell-style-name="Default"/>
        <table:table-row table:style-name="ro1">
          <table:table-cell/>
        </table:table-row>
        <table:table-row table:style-name="ro2">
          <table:table-cell table:style-name="ce1" office:value-type="string" calcext:value-type="string">
            <text:p>Cold Outreach: Identify small businesses in your target area that might need website design services. Reach out via email, phone, or even in person to introduce your services and explain how you can help them improve their online presence. </text:p>
          </table:table-cell>
        </table:table-row>
      </table:table>
      <table:table table:name="Beauty Salon" table:style-name="ta1">
        <table:table-column table:style-name="co3" table:default-cell-style-name="ce3"/>
        <table:table-column table:style-name="co4" table:default-cell-style-name="ce3"/>
        <table:table-column table:style-name="co5" table:default-cell-style-name="ce3"/>
        <table:table-column table:style-name="co2" table:number-columns-repeated="1021" table:default-cell-style-name="Default"/>
        <table:table-row table:style-name="ro1">
          <table:table-cell table:style-name="ce2" office:value-type="string" calcext:value-type="string">
            <text:p>name</text:p>
          </table:table-cell>
          <table:table-cell table:style-name="ce2" office:value-type="string" calcext:value-type="string">
            <text:p>address</text:p>
          </table:table-cell>
          <table:table-cell table:style-name="ce2" office:value-type="string" calcext:value-type="string">
            <text:p>phone</text:p>
          </table:table-cell>
          <table:table-cell table:style-name="ce2" table:number-columns-repeated="1021"/>
        </table:table-row>
        <table:table-row table:style-name="ro3">
          <table:table-cell office:value-type="string" calcext:value-type="string">
            <text:p>Salon Embellish Llc / Joyce's House of Styles</text:p>
          </table:table-cell>
          <table:table-cell office:value-type="string" calcext:value-type="string">
            <text:p><text:a xlink:href="https://www.google.com/url?sa=i&amp;source=web&amp;rct=j&amp;url=https://www.google.com/maps/place//data%3D!4m2!3m1!1s0x8831612284216cbd:0x13f210a3dcaf5ed8&amp;ved=2ahUKEwisqO-Z5vCAAxWSqwAAHYITBKYQ4kB6BQgAEJcC&amp;opi=89978449&amp;cd&amp;psig=AOvVaw3OH13xlaJBQvKGJf5ir7v_&amp;ust=1692811985630000" xlink:type="simple">811 N Park Ave, Warren, OH 44483</text:a> </text:p>
          </table:table-cell>
          <table:table-cell office:value-type="string" calcext:value-type="string">
            <text:p><text:a xlink:href="https://www.google.com/#" xlink:type="simple">(330) 395-3838</text:a> </text:p>
          </table:table-cell>
          <table:table-cell table:number-columns-repeated="1021"/>
        </table:table-row>
        <table:table-row table:style-name="ro1">
          <table:table-cell office:value-type="string" calcext:value-type="string">
            <text:p>Cerine Hair Salon and Gallery </text:p>
          </table:table-cell>
          <table:table-cell office:value-type="string" calcext:value-type="string">
            <text:p><text:a xlink:href="https://www.google.com/maps/place//data=!4m2!3m1!1s0x8833df1aaf593be5:0x94e5e3c87aacc7d1?ved=0CEQQ4kBqFwoTCNCY-5rm8IADFQAAAAAdAAAAABAm" xlink:type="simple">1705 Woodland St NE unit d, Warren, OH 44483</text:a> </text:p>
          </table:table-cell>
          <table:table-cell office:value-type="string" calcext:value-type="string">
            <text:p><text:a xlink:href="https://www.google.com/#" xlink:type="simple"> </text:a><text:a xlink:href="https://www.google.com/#" xlink:type="simple">(330) 469-9440</text:a> </text:p>
          </table:table-cell>
          <table:table-cell table:number-columns-repeated="1021"/>
        </table:table-row>
        <table:table-row table:style-name="ro1">
          <table:table-cell office:value-type="string" calcext:value-type="string">
            <text:p>Studio 422 Salon </text:p>
          </table:table-cell>
          <table:table-cell office:value-type="string" calcext:value-type="string">
            <text:p><text:a xlink:href="https://www.google.com/maps/place//data=!4m2!3m1!1s0x88316092b090620d:0xd606f5d43652745?ved=0CCYQ4kBqFwoTCNCY-5rm8IADFQAAAAAdAAAAABBE" xlink:type="simple">3323 Parkman Rd NW #4, Warren, OH 44481</text:a> </text:p>
          </table:table-cell>
          <table:table-cell office:value-type="string" calcext:value-type="string">
            <text:p><text:a xlink:href="https://www.google.com/#" xlink:type="simple"> </text:a><text:a xlink:href="https://www.google.com/#" xlink:type="simple">(330) 898-1100</text:a> </text:p>
          </table:table-cell>
          <table:table-cell table:number-columns-repeated="1021"/>
        </table:table-row>
        <table:table-row table:style-name="ro1">
          <table:table-cell office:value-type="string" calcext:value-type="string">
            <text:p>Lisa's Total Image Saloon </text:p>
          </table:table-cell>
          <table:table-cell office:value-type="string" calcext:value-type="string">
            <text:p><text:a xlink:href="https://www.google.com/maps/place//data=!4m2!3m1!1s0x8831607a9e52e8f3:0xa6a5e3e04b48bdd1?ved=0CBoQ4kBqFwoTCNCY-5rm8IADFQAAAAAdAAAAABBb" xlink:type="simple">1630 Parkman Rd NW, Warren, OH 44485</text:a> </text:p>
          </table:table-cell>
          <table:table-cell office:value-type="string" calcext:value-type="string">
            <text:p><text:a xlink:href="https://www.google.com/#" xlink:type="simple"> </text:a><text:a xlink:href="https://www.google.com/#" xlink:type="simple">(330) 393-5936</text:a> </text:p>
          </table:table-cell>
          <table:table-cell table:number-columns-repeated="1021"/>
        </table:table-row>
        <table:table-row table:style-name="ro1">
          <table:table-cell office:value-type="string" calcext:value-type="string">
            <text:p>Hair Madness Family Hair Care </text:p>
          </table:table-cell>
          <table:table-cell office:value-type="string" calcext:value-type="string">
            <text:p><text:a xlink:href="https://www.google.com/url?sa=i&amp;source=web&amp;rct=j&amp;url=https://www.google.com/maps/place//data%3D!4m2!3m1!1s0x8831616866c02a5d:0x2b98b95350ef84b8&amp;ved=2ahUKEwi0voXI6PCAAxWkpQAAHZlzAjAQ4kB6BQgAEKgC&amp;opi=89978449&amp;cd&amp;psig=AOvVaw2lpChEV_9wUfnLHoB2_4Od&amp;ust=1692812619334000" xlink:type="simple">118 Cleveland Ave W, Warren, OH 44483</text:a> </text:p>
          </table:table-cell>
          <table:table-cell office:value-type="string" calcext:value-type="string">
            <text:p><text:a xlink:href="https://www.google.com/#" xlink:type="simple"> </text:a><text:a xlink:href="https://www.google.com/#" xlink:type="simple">(330) 240-3550</text:a> </text:p>
          </table:table-cell>
          <table:table-cell table:number-columns-repeated="1021"/>
        </table:table-row>
        <table:table-row table:style-name="ro1">
          <table:table-cell office:value-type="string" calcext:value-type="string">
            <text:p>Hair Revival </text:p>
          </table:table-cell>
          <table:table-cell office:value-type="string" calcext:value-type="string">
            <text:p><text:a xlink:href="https://www.google.com/maps/place//data=!4m2!3m1!1s0x8833dfa671abd39b:0xf343e9eae185bae2?ved=0CCMQ4kBqFwoTCLj7kcno8IADFQAAAAAdAAAAABAg" xlink:type="simple">2693 Wimber Ave NE, Warren, OH 44483</text:a> </text:p>
          </table:table-cell>
          <table:table-cell table:style-name="Default"/>
          <table:table-cell table:number-columns-repeated="1021"/>
        </table:table-row>
        <table:table-row table:style-name="ro1">
          <table:table-cell office:value-type="string" calcext:value-type="string">
            <text:p>Champion Hair Designers Ltd </text:p>
          </table:table-cell>
          <table:table-cell office:value-type="string" calcext:value-type="string">
            <text:p><text:a xlink:href="https://www.google.com/maps/place//data=!4m2!3m1!1s0x883161ade1f90259:0xd5c02e8081e00a31?ved=0CBwQ4kBqFwoTCLj7kcno8IADFQAAAAAdAAAAABA1" xlink:type="simple">4441 Mahoning Ave NW B, Warren, OH 44483</text:a> </text:p>
          </table:table-cell>
          <table:table-cell office:value-type="string" calcext:value-type="string">
            <text:p><text:a xlink:href="https://www.google.com/#" xlink:type="simple"> </text:a><text:a xlink:href="https://www.google.com/#" xlink:type="simple">(330) 847-7668</text:a> </text:p>
          </table:table-cell>
          <table:table-cell table:number-columns-repeated="1021"/>
        </table:table-row>
        <table:table-row table:style-name="ro1">
          <table:table-cell office:value-type="string" calcext:value-type="string">
            <text:p>Hair Boutique </text:p>
          </table:table-cell>
          <table:table-cell office:value-type="string" calcext:value-type="string">
            <text:p><text:a xlink:href="https://www.google.com/maps/place//data=!4m2!3m1!1s0x883160769f97e903:0x5f847456f7f6cf3d?ved=0CBgQ4kBqFwoTCLj7kcno8IADFQAAAAAdAAAAABBO" xlink:type="simple">716 Ohio Ave NW, Warren, OH 44485</text:a> </text:p>
          </table:table-cell>
          <table:table-cell office:value-type="string" calcext:value-type="string">
            <text:p><text:a xlink:href="https://www.google.com/#" xlink:type="simple"> </text:a><text:a xlink:href="https://www.google.com/#" xlink:type="simple">(330) 399-3102</text:a> </text:p>
          </table:table-cell>
          <table:table-cell table:number-columns-repeated="1021"/>
        </table:table-row>
      </table:table>
      <table:table table:name="Clothes Store" table:style-name="ta1">
        <table:table-column table:style-name="co6" table:default-cell-style-name="ce4"/>
        <table:table-column table:style-name="co7" table:default-cell-style-name="ce3"/>
        <table:table-column table:style-name="co2" table:default-cell-style-name="Default"/>
        <table:table-row table:style-name="ro1">
          <table:table-cell table:style-name="Default" table:number-columns-repeated="2"/>
          <table:table-cell/>
        </table:table-row>
        <table:table-row table:style-name="ro3">
          <table:table-cell office:value-type="string" calcext:value-type="string">
            <text:p>Howard's Clothes Inc</text:p>
          </table:table-cell>
          <table:table-cell office:value-type="string" calcext:value-type="string">
            <text:p>100 N Park Ave, Warren, OH 44481 </text:p>
          </table:table-cell>
          <table:table-cell table:style-name="ce3" office:value-type="string" calcext:value-type="string">
            <text:p><text:a xlink:href="https://www.google.com/search?client=firefox-b-1-d&amp;sca_esv=559122478&amp;tbs=lf:1,lf_ui:10&amp;tbm=lcl&amp;sxsrf=AB5stBjiHWYTw9yD-GAJx9NCPlwv2uCy6w:1692729867550&amp;q=clothing+near+me&amp;rflfq=1&amp;num=10&amp;sa=X&amp;ved=2ahUKEwjK0NKT9vCAAxUwkokEHeF9CtMQjGp6BAgXEAE&amp;biw=1600&amp;bih=743&amp;dpr=1.2#" xlink:type="simple">(330) 392-7126</text:a> </text:p>
          </table:table-cell>
        </table:table-row>
        <table:table-row table:style-name="ro3">
          <table:table-cell office:value-type="string" calcext:value-type="string">
            <text:p>Capital Chasers</text:p>
          </table:table-cell>
          <table:table-cell office:value-type="string" calcext:value-type="string">
            <text:p>125 W Market St, Warren, OH 44481 </text:p>
          </table:table-cell>
          <table:table-cell table:style-name="ce3" office:value-type="string" calcext:value-type="string">
            <text:p><text:a xlink:href="https://www.google.com/search?client=firefox-b-1-d&amp;sca_esv=559122478&amp;tbs=lf:1,lf_ui:10&amp;tbm=lcl&amp;sxsrf=AB5stBjiHWYTw9yD-GAJx9NCPlwv2uCy6w:1692729867550&amp;q=clothing+near+me&amp;rflfq=1&amp;num=10&amp;sa=X&amp;ved=2ahUKEwjK0NKT9vCAAxUwkokEHeF9CtMQjGp6BAgXEAE&amp;biw=1600&amp;bih=743&amp;dpr=1.2#" xlink:type="simple">(330) 397-9693</text:a> </text:p>
          </table:table-cell>
        </table:table-row>
        <table:table-row table:style-name="ro4">
          <table:table-cell office:value-type="string" calcext:value-type="string">
            <text:p>Sew Cute! Boutique &amp; Classroom</text:p>
          </table:table-cell>
          <table:table-cell office:value-type="string" calcext:value-type="string">
            <text:p>118 N Park Ave, Warren, OH 44481 </text:p>
          </table:table-cell>
          <table:table-cell/>
        </table:table-row>
      </table:table>
      <table:table table:name="Food and Drink" table:style-name="ta1">
        <table:table-column table:style-name="co8" table:default-cell-style-name="ce4"/>
        <table:table-column table:style-name="co9" table:default-cell-style-name="ce3"/>
        <table:table-column table:style-name="co2" table:default-cell-style-name="ce3"/>
        <table:table-row table:style-name="ro1">
          <table:table-cell table:style-name="Default" table:number-columns-repeated="3"/>
        </table:table-row>
        <table:table-row table:style-name="ro3">
          <table:table-cell office:value-type="string" calcext:value-type="string">
            <text:p>Ohio Inn</text:p>
          </table:table-cell>
          <table:table-cell office:value-type="string" calcext:value-type="string">
            <text:p>1321 N Park Ave, Warren, OH 44483 </text:p>
          </table:table-cell>
          <table:table-cell office:value-type="string" calcext:value-type="string">
            <text:p><text:a xlink:href="https://www.google.com/search?q=food+near+me&amp;client=firefox-b-1-d&amp;sca_esv=559122478&amp;biw=1600&amp;bih=743&amp;tbm=lcl&amp;sxsrf=AB5stBhb6gcJSEddsKM608XGP6qzP8t6BQ%3A1692729894197&amp;ei=JgLlZIrIC4yI0PEP2ZiC-A4&amp;ved=0ahUKEwiK86yg9vCAAxUMBDQIHVmMAO8Q4dUDCAg&amp;uact=5&amp;oq=food+near+me&amp;gs_lp=Eg1nd3Mtd2l6LWxvY2FsIgxmb29kIG5lYXIgbWUyDRAAGIoFGLEDGIMBGEMyBhAAGAcYHjIGEAAYBxgeMgYQABgHGB4yBhAAGAcYHjIGEAAYBxgeMgUQABiABDIFEAAYgAQyBRAAGIAEMgUQABiABEifIlC0DljjFnAAeACQAQCYAZwBoAGTB6oBAzAuN7gBA8gBAPgBAcICBBAjGCfCAgYQABgeGA_CAgsQABiKBRixAxiRAogGAQ&amp;sclient=gws-wiz-local#" xlink:type="simple">(330) 394-9277</text:a> </text:p>
          </table:table-cell>
        </table:table-row>
        <table:table-row table:style-name="ro3">
          <table:table-cell office:value-type="string" calcext:value-type="string">
            <text:p>O'Callaghans</text:p>
          </table:table-cell>
          <table:table-cell office:value-type="string" calcext:value-type="string">
            <text:p>631 E Market St, Warren, OH 44481 </text:p>
          </table:table-cell>
          <table:table-cell office:value-type="string" calcext:value-type="string">
            <text:p><text:a xlink:href="https://www.google.com/search?q=food+near+me&amp;client=firefox-b-1-d&amp;sca_esv=559122478&amp;biw=1600&amp;bih=743&amp;tbm=lcl&amp;sxsrf=AB5stBhb6gcJSEddsKM608XGP6qzP8t6BQ%3A1692729894197&amp;ei=JgLlZIrIC4yI0PEP2ZiC-A4&amp;ved=0ahUKEwiK86yg9vCAAxUMBDQIHVmMAO8Q4dUDCAg&amp;uact=5&amp;oq=food+near+me&amp;gs_lp=Eg1nd3Mtd2l6LWxvY2FsIgxmb29kIG5lYXIgbWUyDRAAGIoFGLEDGIMBGEMyBhAAGAcYHjIGEAAYBxgeMgYQABgHGB4yBhAAGAcYHjIGEAAYBxgeMgUQABiABDIFEAAYgAQyBRAAGIAEMgUQABiABEifIlC0DljjFnAAeACQAQCYAZwBoAGTB6oBAzAuN7gBA8gBAPgBAcICBBAjGCfCAgYQABgeGA_CAgsQABiKBRixAxiRAogGAQ&amp;sclient=gws-wiz-local#" xlink:type="simple">(234) 600-5666</text:a> </text:p>
          </table:table-cell>
        </table:table-row>
      </table:table>
      <table:table table:name="Groceries" table:style-name="ta1">
        <table:table-column table:style-name="co9" table:default-cell-style-name="ce4"/>
        <table:table-column table:style-name="co10" table:default-cell-style-name="ce3"/>
        <table:table-column table:style-name="co2" table:default-cell-style-name="ce3"/>
        <table:table-row table:style-name="ro1">
          <table:table-cell table:style-name="Default" table:number-columns-repeated="3"/>
        </table:table-row>
        <table:table-row table:style-name="ro3">
          <table:table-cell office:value-type="string" calcext:value-type="string">
            <text:p>Red &amp; White Supermarket</text:p>
          </table:table-cell>
          <table:table-cell office:value-type="string" calcext:value-type="string">
            <text:p>1104 W Market St, Warren, OH 44485 </text:p>
          </table:table-cell>
          <table:table-cell office:value-type="string" calcext:value-type="string">
            <text:p><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399-4888</text:a> </text:p>
          </table:table-cell>
        </table:table-row>
        <table:table-row table:style-name="ro3">
          <table:table-cell office:value-type="string" calcext:value-type="string">
            <text:p>Big Apple Supermarket</text:p>
          </table:table-cell>
          <table:table-cell office:value-type="string" calcext:value-type="string">
            <text:p>1650 Youngstown Rd SE, Warren, OH 44484 </text:p>
          </table:table-cell>
          <table:table-cell office:value-type="string" calcext:value-type="string">
            <text:p><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369-1812</text:a> </text:p>
          </table:table-cell>
        </table:table-row>
        <table:table-row table:style-name="ro5">
          <table:table-cell office:value-type="string" calcext:value-type="string">
            <text:p>Mac's Market</text:p>
          </table:table-cell>
          <table:table-cell office:value-type="string" calcext:value-type="string">
            <text:p>710 Highland Ave SW, Warren, OH 44485 </text:p>
          </table:table-cell>
          <table:table-cell table:style-name="Default"/>
        </table:table-row>
        <table:table-row table:style-name="ro3">
          <table:table-cell office:value-type="string" calcext:value-type="string">
            <text:p>Smart Mart Food Stores</text:p>
          </table:table-cell>
          <table:table-cell office:value-type="string" calcext:value-type="string">
            <text:p>2142 Youngstown Rd SE, Warren, OH 44484 </text:p>
          </table:table-cell>
          <table:table-cell office:value-type="string" calcext:value-type="string">
            <text:p><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369-3051</text:a> </text:p>
          </table:table-cell>
        </table:table-row>
        <table:table-row table:style-name="ro3">
          <table:table-cell office:value-type="string" calcext:value-type="string">
            <text:p>Convenient mart</text:p>
          </table:table-cell>
          <table:table-cell office:value-type="string" calcext:value-type="string">
            <text:p>Elm Rd NE, Warren, OH 44483 </text:p>
          </table:table-cell>
          <table:table-cell office:value-type="string" calcext:value-type="string">
            <text:p><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372-3738</text:a> </text:p>
          </table:table-cell>
        </table:table-row>
        <table:table-row table:style-name="ro3">
          <table:table-cell office:value-type="string" calcext:value-type="string">
            <text:p>960 quick shop</text:p>
          </table:table-cell>
          <table:table-cell office:value-type="string" calcext:value-type="string">
            <text:p>960 Mahoning Ave NW, Warren, OH 44483 </text:p>
          </table:table-cell>
          <table:table-cell office:value-type="string" calcext:value-type="string">
            <text:p><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399-7887</text:a> </text:p>
          </table:table-cell>
        </table:table-row>
        <table:table-row table:style-name="ro6">
          <table:table-cell office:value-type="string" calcext:value-type="string">
            <text:p>Fastlane Food Store</text:p>
          </table:table-cell>
          <table:table-cell office:value-type="string" calcext:value-type="string">
            <text:p>2650 W Market St, Warren, OH 44485 </text:p>
          </table:table-cell>
          <table:table-cell office:value-type="string" calcext:value-type="string">
            <text:p><text:a xlink:href="https://www.google.com/search?client=firefox-b-1-d&amp;sca_esv=559122478&amp;cs=0&amp;sxsrf=AB5stBifv8qZfxzFKo-JishO4i2MY7dY0g:1692730855578&amp;q=fastlane+food+store+warren+phone&amp;ludocid=7927811646006556727&amp;sa=X&amp;ved=2ahUKEwiH8s7q-fCAAxWsjokEHUnhB30Q6BN6BAgWEAI" xlink:type="simple"> </text:a><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898-7469</text:a> </text:p>
          </table:table-cell>
        </table:table-row>
        <table:table-row table:style-name="ro3">
          <table:table-cell office:value-type="string" calcext:value-type="string">
            <text:p>Lit'l Mac Food Store</text:p>
          </table:table-cell>
          <table:table-cell office:value-type="string" calcext:value-type="string">
            <text:p>1763 Parkman Rd NW, Warren, OH 44485 </text:p>
          </table:table-cell>
          <table:table-cell office:value-type="string" calcext:value-type="string">
            <text:p><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393-9739</text:a> </text:p>
          </table:table-cell>
        </table:table-row>
      </table:table>
      <table:table table:name="Reach out via mail" table:style-name="ta1">
        <table:table-column table:style-name="co2" table:default-cell-style-name="Default"/>
        <table:table-column table:style-name="co11" table:default-cell-style-name="Default"/>
        <table:table-column table:style-name="co2" table:number-columns-repeated="1022" table:default-cell-style-name="Default"/>
        <table:table-row table:style-name="ro1">
          <table:table-cell office:value-type="string" calcext:value-type="string">
            <text:p>Description</text:p>
          </table:table-cell>
          <table:table-cell table:number-columns-repeated="1023"/>
        </table:table-row>
        <table:table-row table:style-name="ro7">
          <table:table-cell table:style-name="ce5"/>
          <table:table-cell table:style-name="ce6" office:value-type="string" calcext:value-type="string">
            <text:p>comunicacion por correo ordinario. se envia un sobre conteniendo : - presentacion de la empresa y los productos - descripcion del valor que nuestros productos podrian tener para su negocio. - una oferta especial - informacion de contacto - vinculo al website</text:p>
          </table:table-cell>
          <table:table-cell table:style-name="ce5" table:number-columns-repeated="1022"/>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22T13:16:59.281000000</meta:creation-date>
    <dc:date>2023-08-22T15:02:56.332000000</dc:date>
    <meta:editing-duration>PT1H15M39S</meta:editing-duration>
    <meta:editing-cycles>20</meta:editing-cycles>
    <meta:generator>LibreOffice/7.3.5.2$Windows_X86_64 LibreOffice_project/184fe81b8c8c30d8b5082578aee2fed2ea847c01</meta:generator>
    <meta:document-statistic meta:table-count="6" meta:cell-count="66" meta:object-count="0"/>
  </office:meta>
</office:document-meta>
</file>